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 style:list-style-name="L1">
      <style:text-properties fo:font-weight="normal" style:font-weight-asian="normal" style:font-weight-complex="normal"/>
    </style:style>
    <style:style style:name="P4" style:family="paragraph" style:parent-style-name="Standard" style:list-style-name="L2">
      <style:text-properties fo:font-weight="normal" style:font-weight-asian="normal" style:font-weight-complex="normal"/>
    </style:style>
    <style:style style:name="P5" style:family="paragraph" style:parent-style-name="Standard" style:list-style-name="L3">
      <style:text-properties fo:font-weight="normal" style:font-weight-asian="normal" style:font-weight-complex="normal"/>
    </style:style>
    <style:style style:name="P6" style:family="paragraph" style:parent-style-name="Standard" style:list-style-name="L4">
      <style:text-properties fo:font-weight="normal" style:font-weight-asian="normal" style:font-weight-complex="normal"/>
    </style:style>
    <style:style style:name="P7" style:family="paragraph" style:parent-style-name="Standard" style:list-style-name="L5">
      <style:text-properties fo:font-weight="normal" style:font-weight-asian="normal" style:font-weight-complex="normal"/>
    </style:style>
    <style:style style:name="P8" style:family="paragraph" style:parent-style-name="Standard" style:list-style-name="L6">
      <style:text-properties fo:font-weight="normal" style:font-weight-asian="normal" style:font-weight-complex="normal"/>
    </style:style>
    <style:style style:name="P9" style:family="paragraph" style:parent-style-name="Standard" style:list-style-name="L7">
      <style:text-properties fo:font-weight="normal" style:font-weight-asian="normal" style:font-weight-complex="normal"/>
    </style:style>
    <style:style style:name="P10" style:family="paragraph" style:parent-style-name="Standard" style:list-style-name="L8">
      <style:text-properties fo:font-weight="normal" style:font-weight-asian="normal" style:font-weight-complex="normal"/>
    </style:style>
    <style:style style:name="P11" style:family="paragraph" style:parent-style-name="Standard" style:list-style-name="L9">
      <style:text-properties fo:font-weight="normal" style:font-weight-asian="normal" style:font-weight-complex="normal"/>
    </style:style>
    <style:style style:name="P12" style:family="paragraph" style:parent-style-name="Standard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3STEEL V19 XL <text:s/>(Piezas impresas)</text:p>
      <text:p text:style-name="P1">EJE Y</text:p>
      <text:list xml:id="list1988124473845306586" text:style-name="L1">
        <text:list-item>
          <text:p text:style-name="P3">6 X Alzador (PETG)</text:p>
        </text:list-item>
        <text:list-item>
          <text:p text:style-name="P3">1 X EndstopY XL (PETG)</text:p>
        </text:list-item>
        <text:list-item>
          <text:p text:style-name="P3">1 X Soporte Correa Y (PETG)</text:p>
        </text:list-item>
        <text:list-item>
          <text:p text:style-name="P3">2 X Soporte MGN (PETG)</text:p>
        </text:list-item>
        <text:list-item>
          <text:p text:style-name="P3">1 X Soporte Mot Y XL (PETG)</text:p>
        </text:list-item>
        <text:list-item>
          <text:p text:style-name="P3">1 X Soporte Polea Y (PETG)</text:p>
        </text:list-item>
      </text:list>
      <text:p text:style-name="P1">EJE Z</text:p>
      <text:list xml:id="list3082167563394297328" text:style-name="L2">
        <text:list-item>
          <text:p text:style-name="P4">2 X Sop Mot Z (PLA)</text:p>
        </text:list-item>
        <text:list-item>
          <text:p text:style-name="P4">2 X tapas husillos (PLA)</text:p>
        </text:list-item>
      </text:list>
      <text:p text:style-name="P1">EJE X</text:p>
      <text:list xml:id="list3531033853300065945" text:style-name="L3">
        <text:list-item>
          <text:p text:style-name="P5">1 X EndstopX-XL (PLA)</text:p>
        </text:list-item>
        <text:list-item>
          <text:p text:style-name="P5">1 X X motor (PLA)</text:p>
        </text:list-item>
        <text:list-item>
          <text:p text:style-name="P5">1 X Xidler V2.0 (PLA)</text:p>
        </text:list-item>
      </text:list>
      <text:p text:style-name="P1">EXTRUSOR TITAN</text:p>
      <text:list xml:id="list1880669661132075516" text:style-name="L4">
        <text:list-item>
          <text:p text:style-name="P6">1 X LayerFanSupport-Titan (PETG)</text:p>
        </text:list-item>
        <text:list-item>
          <text:p text:style-name="P6">1 X X-CarriageV2 Titan (PETG)</text:p>
        </text:list-item>
      </text:list>
      <text:p text:style-name="P1">EXTRUSOR BMG</text:p>
      <text:list xml:id="list8281791985388397664" text:style-name="L5">
        <text:list-item>
          <text:p text:style-name="P7">1 X LayerFanBMG (PETG)</text:p>
        </text:list-item>
        <text:list-item>
          <text:p text:style-name="P7">1 X Eslabon 15 Bloqueado BMG (PLA)</text:p>
        </text:list-item>
        <text:list-item>
          <text:p text:style-name="P7">1 X Soporte Xcarriage (PLA) (Cadeneta)</text:p>
        </text:list-item>
        <text:list-item>
          <text:p text:style-name="P7">1 X X-CarriageV2 BMG (PETG)</text:p>
        </text:list-item>
      </text:list>
      <text:p text:style-name="P1">ELECTRONICA Y VARIOS</text:p>
      <text:list xml:id="list8793985979478369441" text:style-name="L6">
        <text:list-item>
          <text:p text:style-name="P8">1 X Spool Holder XL (PLA)</text:p>
        </text:list-item>
        <text:list-item>
          <text:p text:style-name="P8">1 X TapaFuente (PLA)</text:p>
        </text:list-item>
        <text:list-item>
          <text:p text:style-name="P8">1 X Soporte sensor filamento (PLA)</text:p>
        </text:list-item>
        <text:list-item>
          <text:p text:style-name="P8">4 X Sujeción cable (PLA)</text:p>
        </text:list-item>
        <text:list-item>
          <text:p text:style-name="P8">1 X Soporte MKSGENL-SKR13 (PLA)</text:p>
        </text:list-item>
        <text:list-item>
          <text:p text:style-name="P8">1 X Soporte Raspberry</text:p>
        </text:list-item>
        <text:list-item>
          <text:p text:style-name="P8">1 X Tapa Electrónica SKR-Raspy</text:p>
        </text:list-item>
        <text:list-item>
          <text:p text:style-name="P8">1 X Escuadra tapa electrónica</text:p>
        </text:list-item>
      </text:list>
      <text:p text:style-name="P1">PANTALLA</text:p>
      <text:list xml:id="list5543904737810058975" text:style-name="L7">
        <text:list-item>
          <text:p text:style-name="P9">1 X Mini12864 (PLA)</text:p>
        </text:list-item>
        <text:list-item>
          <text:p text:style-name="P9">1 X Tapa (PLA)</text:p>
        </text:list-item>
      </text:list>
      <text:p text:style-name="P1">CADENETAS</text:p>
      <text:list xml:id="list5568983332738280799" text:style-name="L8">
        <text:list-item>
          <text:p text:style-name="P10">20 X Cierre 5 (PLA)</text:p>
        </text:list-item>
        <text:list-item>
          <text:p text:style-name="P10">20 X Eslabon 5 Bloqueado (PLA)</text:p>
        </text:list-item>
        <text:list-item>
          <text:p text:style-name="P10">1 X Soporte bandeja XL (PETG)</text:p>
        </text:list-item>
        <text:list-item>
          <text:p text:style-name="P10">1 X Soporte electronica (PETG)</text:p>
        </text:list-item>
        <text:list-item>
          <text:p text:style-name="P10">21 X Cierre 15 Tapa L (PLA)</text:p>
        </text:list-item>
        <text:list-item>
          <text:p text:style-name="P10">22 X Cierre 15 Tapa R (PLA)</text:p>
        </text:list-item>
        <text:list-item>
          <text:p text:style-name="P10">4 X Cierre 15 (PLA)</text:p>
        </text:list-item>
        <text:list-item>
          <text:p text:style-name="P10">46 X Eslabon 15 (PLA)</text:p>
        </text:list-item>
        <text:list-item>
          <text:p text:style-name="P10">1 X Soporte Xmotor (PLA)</text:p>
        </text:list-item>
      </text:list>
      <text:p text:style-name="P1">TAPAS</text:p>
      <text:list xml:id="list6834208797656481339" text:style-name="L9">
        <text:list-item>
          <text:p text:style-name="P11">4 X Tapas L</text:p>
        </text:list-item>
        <text:list-item>
          <text:p text:style-name="P11">2 X Tapa Trasera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am </meta:initial-creator>
    <meta:creation-date>2019-08-04T23:40:26</meta:creation-date>
    <dc:date>2019-09-29T22:35:25.42</dc:date>
    <dc:creator>Cam </dc:creator>
    <meta:editing-duration>PT14M43S</meta:editing-duration>
    <meta:editing-cycles>7</meta:editing-cycles>
    <meta:generator>OpenOffice/4.1.5$Win32 OpenOffice.org_project/415m1$Build-9789</meta:generator>
    <meta:printed-by>Cam </meta:printed-by>
    <meta:print-date>2019-08-05T11:13:07.70</meta:print-date>
    <meta:document-statistic meta:table-count="0" meta:image-count="0" meta:object-count="0" meta:page-count="1" meta:paragraph-count="48" meta:word-count="255" meta:character-count="1080"/>
  </office:meta>
</office:document-meta>
</file>